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10000029C467BC8803978D63E.png" manifest:media-type="image/png"/>
  <manifest:file-entry manifest:full-path="Pictures/100000010000007B0000005CF88020B91F6FB3DB.png" manifest:media-type="image/png"/>
  <manifest:file-entry manifest:full-path="Pictures/10000001000000BA000000BA842BC5071F1A9426.png" manifest:media-type="image/png"/>
  <manifest:file-entry manifest:full-path="Pictures/10000001000000E7000000BE63617ED7DE0311E2.png" manifest:media-type="image/png"/>
  <manifest:file-entry manifest:full-path="Pictures/1000000100000103000000C28D13A472A9D48854.png" manifest:media-type="image/png"/>
  <manifest:file-entry manifest:full-path="Pictures/1000000100000113000000B79E5EED2EB6F63564.png" manifest:media-type="image/png"/>
  <manifest:file-entry manifest:full-path="Pictures/1000000100000103000000C20855B32153D8293A.png" manifest:media-type="image/png"/>
  <manifest:file-entry manifest:full-path="Pictures/1000000100000113000000B7FEBA88FF282431FD.png" manifest:media-type="image/png"/>
  <manifest:file-entry manifest:full-path="Pictures/1000000100000103000000C39F99DF447976866D.png" manifest:media-type="image/png"/>
  <manifest:file-entry manifest:full-path="Pictures/10000001000000C700000099C756A9F1FDD34DF8.png" manifest:media-type="image/png"/>
  <manifest:file-entry manifest:full-path="Pictures/10000001000000A1000000BA0C548F16164BC27C.png" manifest:media-type="image/png"/>
  <manifest:file-entry manifest:full-path="Pictures/1000000100000113000000B7F672E32210EDA1D6.png" manifest:media-type="image/png"/>
  <manifest:file-entry manifest:full-path="Pictures/10000001000002F8000001CC03DAA0B0CF8F0907.png" manifest:media-type="image/png"/>
  <manifest:file-entry manifest:full-path="Pictures/100000010000015D000000906AA314852251F2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65cm" svg:height="14.92cm" svg:x="0.35cm" svg:y="3.08cm">
          <draw:image xlink:href="Pictures/10000001000002F8000001CC03DAA0B0CF8F0907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683cm" svg:x="20.25cm" svg:y="10.817cm">
          <draw:image xlink:href="Pictures/100000010000007B0000005CF88020B91F6FB3DB.png" xlink:type="simple" xlink:show="embed" xlink:actuate="onLoad" draw:mime-type="image/png">
            <text:p/>
          </draw:image>
        </draw:frame>
        <draw:frame draw:style-name="gr1" draw:text-style-name="P1" draw:layer="layout" svg:width="2.482cm" svg:height="2.041cm" svg:x="20.518cm" svg:y="6.25cm">
          <draw:image xlink:href="Pictures/10000001000000E7000000BE63617ED7DE0311E2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75cm" svg:x="21.5cm" svg:y="12.75cm">
          <draw:image xlink:href="Pictures/10000001000000BA000000BA842BC5071F1A9426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731cm" svg:x="20cm" svg:y="14.769cm">
          <draw:image xlink:href="Pictures/10000001000000C700000099C756A9F1FDD34DF8.png" xlink:type="simple" xlink:show="embed" xlink:actuate="onLoad" draw:mime-type="image/png">
            <text:p/>
          </draw:image>
        </draw:frame>
        <draw:frame draw:style-name="gr1" draw:text-style-name="P1" draw:layer="layout" svg:width="3.814cm" svg:height="2.538cm" svg:x="22.25cm" svg:y="1.462cm">
          <draw:image xlink:href="Pictures/1000000100000113000000B79E5EED2EB6F63564.png" xlink:type="simple" xlink:show="embed" xlink:actuate="onLoad" draw:mime-type="image/png">
            <text:p/>
          </draw:image>
        </draw:frame>
        <draw:frame draw:style-name="gr1" draw:text-style-name="P1" draw:layer="layout" svg:width="2.002cm" svg:height="1.5cm" svg:x="22.25cm" svg:y="11cm">
          <draw:image xlink:href="Pictures/1000000100000103000000C20855B32153D8293A.png" xlink:type="simple" xlink:show="embed" xlink:actuate="onLoad" draw:mime-type="image/png">
            <text:p/>
          </draw:image>
        </draw:frame>
        <draw:frame draw:style-name="gr1" draw:text-style-name="P1" draw:layer="layout" svg:width="3.002cm" svg:height="1.997cm" svg:x="20.498cm" svg:y="8.5cm">
          <draw:image xlink:href="Pictures/1000000100000113000000B7FEBA88FF282431FD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733cm" svg:x="20.25cm" svg:y="12.75cm">
          <draw:image xlink:href="Pictures/10000001000000A1000000BA0C548F16164BC27C.png" xlink:type="simple" xlink:show="embed" xlink:actuate="onLoad" draw:mime-type="image/png">
            <text:p/>
          </draw:image>
        </draw:frame>
        <draw:frame draw:style-name="gr1" draw:text-style-name="P1" draw:layer="layout" svg:width="2.519cm" svg:height="1.886cm" svg:x="22.481cm" svg:y="3.864cm">
          <draw:image xlink:href="Pictures/1000000100000103000000C28D13A472A9D48854.png" xlink:type="simple" xlink:show="embed" xlink:actuate="onLoad" draw:mime-type="image/png">
            <text:p/>
          </draw:image>
        </draw:frame>
        <draw:frame draw:style-name="gr1" draw:text-style-name="P1" draw:layer="layout" svg:width="2.187cm" svg:height="1.455cm" svg:x="20.563cm" svg:y="4.795cm">
          <draw:image xlink:href="Pictures/1000000100000113000000B7F672E32210EDA1D6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07cm" svg:x="23.5cm" svg:y="8.43cm">
          <draw:image xlink:href="Pictures/1000000100000103000000C39F99DF447976866D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1.341cm" svg:x="23cm" svg:y="6.749cm">
          <draw:image xlink:href="Pictures/100000010000015D000000906AA314852251F2E7.png" xlink:type="simple" xlink:show="embed" xlink:actuate="onLoad" draw:mime-type="image/png">
            <text:p/>
          </draw:image>
        </draw:frame>
        <draw:frame draw:style-name="gr2" draw:text-style-name="P2" draw:layer="layout" svg:width="12.25cm" svg:height="7.5cm" svg:x="2.25cm" svg:y="1.75cm">
          <draw:text-box>
            <text:p>C’est celui-là le bon arbre avec UPGMA !</text:p>
          </draw:text-box>
        </draw:frame>
      </draw:page>
      <draw:page draw:name="page2" draw:style-name="dp1" draw:master-page-name="Standard">
        <draw:frame draw:style-name="gr1" draw:text-style-name="P1" draw:layer="layout" svg:width="26.971cm" svg:height="16.07cm" svg:x="0.029cm" svg:y="2.75cm">
          <draw:image xlink:href="Pictures/10000001000004610000029C467BC8803978D63E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683cm" svg:x="24cm" svg:y="2.567cm">
          <draw:image xlink:href="Pictures/100000010000007B0000005CF88020B91F6FB3DB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733cm" svg:x="24.25cm" svg:y="10.767cm">
          <draw:image xlink:href="Pictures/10000001000000A1000000BA0C548F16164BC27C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5cm" svg:x="25cm" svg:y="4.75cm">
          <draw:image xlink:href="Pictures/10000001000000BA000000BA842BC5071F1A9426.png" xlink:type="simple" xlink:show="embed" xlink:actuate="onLoad" draw:mime-type="image/png">
            <text:p/>
          </draw:image>
        </draw:frame>
        <draw:frame draw:style-name="gr1" draw:text-style-name="P1" draw:layer="layout" svg:width="1.732cm" svg:height="1.424cm" svg:x="23.768cm" svg:y="4cm">
          <draw:image xlink:href="Pictures/10000001000000E7000000BE63617ED7DE0311E2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497cm" svg:x="23.25cm" svg:y="9.253cm">
          <draw:image xlink:href="Pictures/1000000100000113000000B7FEBA88FF282431FD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07cm" svg:x="23cm" svg:y="14cm">
          <draw:image xlink:href="Pictures/1000000100000103000000C39F99DF447976866D.png" xlink:type="simple" xlink:show="embed" xlink:actuate="onLoad" draw:mime-type="image/png">
            <text:p/>
          </draw:image>
        </draw:frame>
        <draw:frame draw:style-name="gr1" draw:text-style-name="P1" draw:layer="layout" svg:width="2.002cm" svg:height="1.5cm" svg:x="24.498cm" svg:y="8.5cm">
          <draw:image xlink:href="Pictures/1000000100000103000000C20855B32153D8293A.png" xlink:type="simple" xlink:show="embed" xlink:actuate="onLoad" draw:mime-type="image/png">
            <text:p/>
          </draw:image>
        </draw:frame>
        <draw:frame draw:style-name="gr1" draw:text-style-name="P1" draw:layer="layout" svg:width="2.314cm" svg:height="1.54cm" svg:x="23.75cm" svg:y="7.21cm">
          <draw:image xlink:href="Pictures/1000000100000113000000B79E5EED2EB6F63564.png" xlink:type="simple" xlink:show="embed" xlink:actuate="onLoad" draw:mime-type="image/png">
            <text:p/>
          </draw:image>
        </draw:frame>
        <draw:frame draw:style-name="gr1" draw:text-style-name="P1" draw:layer="layout" svg:width="2.519cm" svg:height="1.886cm" svg:x="23.75cm" svg:y="11.864cm">
          <draw:image xlink:href="Pictures/1000000100000103000000C28D13A472A9D48854.png" xlink:type="simple" xlink:show="embed" xlink:actuate="onLoad" draw:mime-type="image/png">
            <text:p/>
          </draw:image>
        </draw:frame>
        <draw:frame draw:style-name="gr1" draw:text-style-name="P1" draw:layer="layout" svg:width="4.461cm" svg:height="1.84cm" svg:x="22.75cm" svg:y="15.66cm">
          <draw:image xlink:href="Pictures/100000010000015D000000906AA314852251F2E7.png" xlink:type="simple" xlink:show="embed" xlink:actuate="onLoad" draw:mime-type="image/png">
            <text:p/>
          </draw:image>
        </draw:frame>
        <draw:frame draw:style-name="gr1" draw:text-style-name="P1" draw:layer="layout" svg:width="2.187cm" svg:height="1.455cm" svg:x="23.063cm" svg:y="13cm">
          <draw:image xlink:href="Pictures/1000000100000113000000B7F672E32210EDA1D6.png" xlink:type="simple" xlink:show="embed" xlink:actuate="onLoad" draw:mime-type="image/png">
            <text:p/>
          </draw:image>
        </draw:frame>
        <draw:frame draw:style-name="gr1" draw:text-style-name="P1" draw:layer="layout" svg:width="1.343cm" svg:height="1.033cm" svg:x="24.5cm" svg:y="6.217cm">
          <draw:image xlink:href="Pictures/10000001000000C700000099C756A9F1FDD34DF8.png" xlink:type="simple" xlink:show="embed" xlink:actuate="onLoad" draw:mime-type="image/png">
            <text:p/>
          </draw:image>
        </draw:frame>
        <draw:frame draw:style-name="gr3" draw:text-style-name="P2" draw:layer="layout" svg:width="11.75cm" svg:height="0.962cm" svg:x="2cm" svg:y="1.5cm">
          <draw:text-box>
            <text:p>Ancien arbre avec upgma cassé !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5:34:05.092398153</meta:creation-date>
    <dc:date>2023-03-15T11:41:38.719270843</dc:date>
    <meta:editing-duration>PT15M54S</meta:editing-duration>
    <meta:editing-cycles>5</meta:editing-cycles>
    <meta:generator>LibreOffice/7.3.7.2$Linux_X86_64 LibreOffice_project/30$Build-2</meta:generator>
    <meta:document-statistic meta:object-count="28"/>
  </office:meta>
</office:document-meta>
</file>